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4d6e" officeooo:paragraph-rsid="00174d6e"/>
    </style:style>
    <style:style style:name="P2" style:family="paragraph" style:parent-style-name="Standard">
      <style:text-properties officeooo:rsid="0019f0f0" officeooo:paragraph-rsid="0019f0f0"/>
    </style:style>
    <style:style style:name="P3" style:family="paragraph" style:parent-style-name="Standard">
      <style:text-properties officeooo:rsid="001cc218" officeooo:paragraph-rsid="001cc218"/>
    </style:style>
    <style:style style:name="P4" style:family="paragraph" style:parent-style-name="Standard">
      <style:text-properties officeooo:rsid="001cd10b" officeooo:paragraph-rsid="001cd10b"/>
    </style:style>
    <style:style style:name="P5" style:family="paragraph" style:parent-style-name="Standard">
      <style:text-properties officeooo:rsid="002096b8" officeooo:paragraph-rsid="002096b8"/>
    </style:style>
    <style:style style:name="P6" style:family="paragraph" style:parent-style-name="Standard">
      <style:text-properties officeooo:rsid="00244430" officeooo:paragraph-rsid="00244430"/>
    </style:style>
    <style:style style:name="P7" style:family="paragraph" style:parent-style-name="Standard">
      <style:text-properties officeooo:rsid="0018ef17" officeooo:paragraph-rsid="00246086"/>
    </style:style>
    <style:style style:name="P8" style:family="paragraph" style:parent-style-name="Standard">
      <style:text-properties officeooo:rsid="00246086" officeooo:paragraph-rsid="00246086"/>
    </style:style>
    <style:style style:name="T1" style:family="text">
      <style:text-properties officeooo:rsid="0018ef17"/>
    </style:style>
    <style:style style:name="T2" style:family="text">
      <style:text-properties officeooo:rsid="001ae922"/>
    </style:style>
    <style:style style:name="T3" style:family="text">
      <style:text-properties officeooo:rsid="00240b7d"/>
    </style:style>
    <style:style style:name="T4" style:family="text">
      <style:text-properties officeooo:rsid="00244430"/>
    </style:style>
    <style:style style:name="T5" style:family="text">
      <style:text-properties officeooo:rsid="002096b8"/>
    </style:style>
    <style:style style:name="T6" style:family="text">
      <style:text-properties officeooo:rsid="00255611"/>
    </style:style>
    <style:style style:name="T7" style:family="text">
      <style:text-properties officeooo:rsid="00269a57"/>
    </style:style>
    <style:style style:name="T8" style:family="text">
      <style:text-properties officeooo:rsid="001cc2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ummary:</text:p>
      <text:p text:style-name="P1"/>
      <text:p text:style-name="P1">We have been asked to assess whether or not the number of balls impacts the the probability of the umpire calling <text:span text:style-name="T1">a strike. </text:span><text:span text:style-name="T4">After </text:span><text:span text:style-name="T7">some analysis, t</text:span><text:span text:style-name="T5">he boxplot below shows how the probability of the umpire calling strike differs from when there has been no balls, to when there have been three.</text:span></text:p>
      <text:p text:style-name="P5"/>
      <text:p text:style-name="P5">&lt;insert boxplot&gt;</text:p>
      <text:p text:style-name="P5"/>
      <text:p text:style-name="P6">We can see that there the probability of calling “strike” does, on average, rise as after each ball. </text:p>
      <text:p text:style-name="P8">It can also be noted that the spread is very similar throughout and that the average probability rises by 0.02 per ball. </text:p>
      <text:p text:style-name="P8"/>
      <text:p text:style-name="P8">&lt;<text:span text:style-name="T6">insert mean table</text:span>&gt;</text:p>
      <text:p text:style-name="P7"/>
      <text:p text:style-name="P6">Our dataset includes features <text:span text:style-name="T7">such as whether “ball” or “strike” was called by umpire,</text:span> release speed <text:span text:style-name="T7">of pitch</text:span>, pitch type, the two-dimensional position of the pitched ball over home plate (as seen by the umpire), the current strike and ball counts, and the scores of both teams playing. The spatial data, describing the ball flew over the home plate, was a key factor in determining which data <text:span text:style-name="T7">observations</text:span> were most relevant for our analysis. <text:span text:style-name="T7">The “fringe zone”</text:span><text:span text:style-name="T8"> is described as a spatial area over the home plate where the border of the strike zone in unclear. </text:span><text:span text:style-name="T7">From the data, we were able to graphically represent these points and used only this observations for our analysis.</text:span></text:p>
      <text:p text:style-name="P6"/>
      <text:p text:style-name="P6">&lt;<text:span text:style-name="T7">fringe data</text:span>&gt;</text:p>
      <text:p text:style-name="P3"/>
      <text:p text:style-name="P2">We <text:span text:style-name="T2">found that between a Random Forest and Adaptive Boosting model, the </text:span><text:span text:style-name="T3">Adaptive Boosting</text:span> model <text:span text:style-name="T3">(</text:span><text:span text:style-name="T2">with</text:span><text:span text:style-name="T3"> 500 trees, cp of 0.01, and a minimum split of 10)</text:span><text:span text:style-name="T2"> </text:span>we found ideal by <text:span text:style-name="T3">using a</text:span> with 5-<text:span text:style-name="T3">f</text:span>old <text:span text:style-name="T3">c</text:span>ross Validation. <text:span text:style-name="T3">5-fold</text:span> was chosen because we need something that was computationally inexpensiv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3:42:18.575310246</meta:creation-date>
    <dc:date>2024-05-17T18:49:06.082690664</dc:date>
    <meta:editing-duration>PT5H46M54S</meta:editing-duration>
    <meta:editing-cycles>10</meta:editing-cycles>
    <meta:generator>LibreOffice/7.3.7.2$Linux_X86_64 LibreOffice_project/30$Build-2</meta:generator>
    <meta:document-statistic meta:table-count="0" meta:image-count="0" meta:object-count="0" meta:page-count="1" meta:paragraph-count="9" meta:word-count="263" meta:character-count="1534" meta:non-whitespace-character-count="1277"/>
  </office:meta>
</office:document-meta>
</file>